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86" calcext:value-type="float">
            <text:p>986</text:p>
          </table:table-cell>
          <table:table-cell table:style-name="ce7" table:formula="of:=COUNTIF([.B7:.B1095];&quot;X&quot;)" office:value-type="float" office:value="844" calcext:value-type="float">
            <text:p>844</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2" calcext:value-type="float">
            <text:p>72</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3" calcext:value-type="float">
            <text:p>113</text:p>
          </table:table-cell>
          <table:table-cell table:style-name="ce25" table:formula="of:=SUM([.B2:.F2])" office:value-type="float" office:value="1049" calcext:value-type="float">
            <text:p>104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3" table:number-rows-repeated="64">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8-24">00/00/0000</text:date>, <text:time style:data-style-name="N2" text:time-value="22:51:26.72519036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8-24T22:52:12.694495578</dc:date>
    <meta:editing-duration>P1DT3H9M14S</meta:editing-duration>
    <meta:editing-cycles>986</meta:editing-cycles>
    <meta:document-statistic meta:table-count="1" meta:cell-count="5942" meta:object-count="0"/>
  </office:meta>
</office:document-meta>
</file>